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2.83986111111111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1.34055555555556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4.74486111111111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2.0813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zzymatch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left</text:p>
          </table:table-cell>
          <table:table-cell office:value-type="string" table:style-name="ce2">
            <text:p>r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ughters Of Charity Disability Services</text:p>
          </table:table-cell>
          <table:table-cell office:value-type="string" table:style-name="ce1">
            <text:p>Daughters Of Charity <text:s/>Intellectual Disability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gal CC</text:p>
          </table:table-cell>
          <table:table-cell office:value-type="string" table:style-name="ce1">
            <text:p>Fingal County Council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fuzzymatches_result" table:style-name="ta1">
        <table:table-column table:style-name="co8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4">
            <text:p>right_fuzzymatched</text:p>
          </table:table-cell>
          <table:table-cell office:value-type="string" table:style-name="ce4">
            <text:p>simila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ughters Of Charity Intellectual Disability Ser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ngal County Council</text:p>
          </table:table-cell>
          <table:table-cell table:number-columns-repeated="16383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not_fuzzymatches" table:style-name="ta1">
        <table:table-column table:style-name="co9" table:default-cell-style-name="ce3"/>
        <table:table-column table:style-name="co10" table:default-cell-style-name="ce3"/>
        <table:table-column table:style-name="co7" table:number-columns-repeated="16382" table:default-cell-style-name="ce1"/>
        <table:table-row table:style-name="ro1">
          <table:table-cell office:value-type="string" table:style-name="ce2">
            <text:p>left</text:p>
          </table:table-cell>
          <table:table-cell office:value-type="string" table:style-name="ce2">
            <text:p>r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dren'S University Hospital</text:p>
          </table:table-cell>
          <table:table-cell office:value-type="string" table:style-name="ce1">
            <text:p>Tallaght University Hospi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y Child Community School</text:p>
          </table:table-cell>
          <table:table-cell office:value-type="string" table:style-name="ce1">
            <text:p>Holy Child National Scho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Firhouse Educate Together National Scho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il Colmcille Jun Ns</text:p>
          </table:table-cell>
          <table:table-cell office:value-type="string" table:style-name="ce1">
            <text:p>S N Cholmcille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hristian Brothers Synge 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ish Aviation Authority</text:p>
          </table:table-cell>
          <table:table-cell office:value-type="string" table:style-name="ce1">
            <text:p>National Disability Autho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inteely Community School</text:p>
          </table:table-cell>
          <table:table-cell office:value-type="string" table:style-name="ce1">
            <text:p>St Marks Community Scho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artment Of Health</text:p>
          </table:table-cell>
          <table:table-cell office:value-type="string" table:style-name="ce1">
            <text:p>Department Of Def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mini Community School</text:p>
          </table:table-cell>
          <table:table-cell office:value-type="string" table:style-name="ce1">
            <text:p>St Marks Community School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not_fuzzymatches_result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4">
            <text:p>right_fuzzymatched</text:p>
          </table:table-cell>
          <table:table-cell office:value-type="string" table:style-name="ce4">
            <text:p>similarity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1">
            <text:p>Tallaght University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y Child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rhouse Educate Together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 N Cholmcille 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ristian Brothers Synge 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tional Disability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 Marks Community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artment Of Def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 Marks Community School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2T18:21:24Z</dc:date>
  </office:meta>
</office:document-meta>
</file>